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3.B1" style:family="table-cell">
      <style:table-cell-properties fo:padding="0.097cm" fo:border="0.002cm solid #000000"/>
    </style:style>
    <style:style style:name="Tabella33.A2" style:family="table-cell">
      <style:table-cell-properties fo:padding="0.097cm" fo:border-left="0.002cm solid #000000" fo:border-right="none" fo:border-top="none" fo:border-bottom="0.002cm solid #000000"/>
    </style:style>
    <style:style style:name="Tabella3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Azione_20_attore" style:list-style-name="Numerazione_20_UC"/>
    <style:style style:name="P5" style:family="paragraph" style:parent-style-name="Azione_20_sistema" style:list-style-name="Numerazione_20_UC"/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Visualizzazione argoment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Table_20_Contents">Iniziato da: utente forum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Table_20_Contents">L'utente forum è stato autenticato dal sistema e fatto l'accesso al forum 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7438488" text:style-name="Numerazione_20_UC">
              <text:list-item text:start-value="1">
                <text:p text:style-name="P4">L'utente seleziona un argomento dal forum <text:s/>(include <text:span text:style-name="T1">Visualizza Lista Argomenti</text:span>)</text:p>
                <text:p text:style-name="P5"/>
              </text:list-item>
              <text:list-item>
                <text:p text:style-name="Azione_20_sistema">Il sistema mostra la pagina dell'argomento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L'utente visualizza correttamente l'argomento richiesto</text:p>
            <text:p text:style-name="Table_20_Contents">L'utente non legge l'argomento poiché non esiste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Standard">Nel caso di un errore utente, il sistema mostra all’utente un messaggio di errore che ne indica la causa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-left="2.499cm" fo:margin-right="0cm" fo:margin-top="0cm" fo:margin-bottom="0cm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19T22:21:50.13</meta:creation-date>
    <meta:editing-duration>PT3S</meta:editing-duration>
    <meta:editing-cycles>5</meta:editing-cycles>
    <meta:generator>OpenOffice.org/3.3$Win32 OpenOffice.org_project/330m20$Build-9567</meta:generator>
    <dc:date>2012-10-21T17:30:28.40</dc:date>
    <meta:document-statistic meta:table-count="1" meta:image-count="0" meta:object-count="0" meta:page-count="1" meta:paragraph-count="17" meta:word-count="86" meta:character-count="594"/>
    <dc:creator>Alfonso Piscitelli</dc:creator>
  </office:meta>
</office:document-meta>
</file>